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ExtraLight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style:page-number="1"/>
    </style:style>
    <style:style style:name="P3" style:family="paragraph" style:parent-style-name="Text_20_body" style:master-page-name="Index">
      <style:paragraph-properties style:page-number="auto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itle" style:master-page-name="First_20_Page">
      <style:paragraph-properties style:page-number="auto"/>
    </style:style>
    <style:style style:name="T1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2">
      <text:list-level-style-number text:level="1" style:num-suffix="." style:num-format="1">
        <style:list-level-properties text:min-label-width="0.635cm"/>
      </text:list-level-style-number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number:number-style style:name="N0">
      <number:number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auteurs"/>
        <text:variable-decl office:value-type="float" text:name="encadra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ubject>Optimisation de la gestion de portefeuille</text:subject></text:p>
      <text:p text:style-name="Title"><text:title>Document organique</text:title></text:p>
      <text:p text:style-name="Subtitle">Projet optimisation – IFIPS INFO3 2008</text:p>
      <text:p text:style-name="Subtitle">Date de dernière mise à jour : <text:date style:data-style-name="N76" text:date-value="2007-11-19T13:50:21">19 novembre 2007</text:date><text:line-break/>Numéro de révision : <text:editing-cycles>132</text:editing-cycles></text:p>
      <text:p text:style-name="Subtitle">Encadrant : <text:variable-set text:name="encadrant" office:value-type="float" office:value="0" style:data-style-name="N0">Pascal Berthome</text:variable-set><text:variable-set text:name="encadrant" text:formula="ooow:Pascal Berthome" office:value-type="float" office:value="0" style:data-style-name="N0"/><text:line-break/>Groupe : <text:variable-set text:name="auteurs" office:value-type="string">Mathieu Fortin, Antoine Langevin, Sandie Ogier, Pierre Ruyssen</text:variable-set></text:p>
      <text:p text:style-name="Text_20_body"/>
      <text:p text:style-name="P3"/>
      <text:table-of-content text:style-name="Sect1" text:protected="true" text:name="Table of Contents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_Head">
            <text:p text:style-name="Contents_20_Heading">Sommaire</text:p>
          </text:index-title>
          <text:p text:style-name="P4"><text:a xlink:type="simple" xlink:href="#1.Introduction|outline" text:style-name="Index_20_Link" text:visited-style-name="Index_20_Link">1. Introduction</text:a><text:tab/>1</text:p>
          <text:p text:style-name="P4"><text:a xlink:type="simple" xlink:href="#2.Conclusion|outline" text:style-name="Index_20_Link" text:visited-style-name="Index_20_Link">2. Conclusion</text:a><text:tab/>2</text:p>
        </text:index-body>
      </text:table-of-content>
      <text:p text:style-name="Standard"/>
      <text:h text:style-name="P2" text:outline-level="1">Introduction</text:h>
      <text:p text:style-name="Text_20_body"/>
      <text:h text:style-name="Heading_20_1" text:outline-level="1">Analyse UML</text:h>
      <text:p text:style-name="Text_20_body"/>
      <text:h text:style-name="Heading_20_1" text:outline-level="1">Conclusion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ExtraLight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ans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align="justify" style:justify-single-word="false" fo:keep-together="always" fo:text-indent="0.499cm" style:auto-text-indent="false" style:page-number="auto"/>
      <style:text-properties fo:font-size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 fo:break-before="page" fo:background-color="transparent">
        <style:background-image/>
      </style:paragraph-properties>
      <style:text-properties fo:color="#dc2300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keep-together="auto" fo:orphans="0" fo:widows="0" style:page-number="auto"/>
      <style:text-properties fo:color="#6b479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style:page-number="auto"/>
      <style:text-properties fo:color="#ff6633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color="#660066" fo:font-size="10.5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color="#280099"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8pt" fo:font-weight="bold" style:font-weight-asian="bold" style:font-weight-complex="bold"/>
    </style:style>
    <style:style style:name="Caption" style:family="paragraph" style:parent-style-name="Standard" style:next-style-name="Text_20_body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.4cm" fo:margin-top="0.101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1pt" fo:font-weight="normal"/>
    </style:style>
    <style:style style:name="Contents_20_3" style:display-name="Contents 3" style:family="paragraph" style:parent-style-name="Index" style:class="index" style:master-page-name="">
      <style:paragraph-properties fo:margin-left="1cm" fo:margin-right="0.4cm" fo:margin-top="0.07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ize="10.5pt" fo:font-weight="normal"/>
    </style:style>
    <style:style style:name="Contents_20_4" style:display-name="Contents 4" style:family="paragraph" style:parent-style-name="Index" style:class="index" style:master-page-name="">
      <style:paragraph-properties fo:margin-left="1.499cm" fo:margin-right="0.801cm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  <style:text-properties fo:font-size="10.5pt"/>
    </style:style>
    <style:style style:name="Contents_20_5" style:display-name="Contents 5" style:family="paragraph" style:parent-style-name="Index" style:class="index">
      <style:paragraph-properties fo:margin-left="2cm" fo:margin-right="0.8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.3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top="4.001cm" fo:margin-bottom="2cm" fo:text-align="center" style:justify-single-word="false" style:page-number="auto"/>
      <style:text-properties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e" style:family="paragraph" style:parent-style-name="Standard" style:class="text" style:master-page-name="">
      <style:paragraph-properties fo:margin-left="1.05cm" fo:margin-right="1.05cm" fo:margin-top="0cm" fo:margin-bottom="0cm" fo:keep-together="always" fo:text-indent="0cm" style:auto-text-indent="false" style:page-number="auto" fo:break-before="auto" fo:break-after="auto" fo:background-color="#e6e6ff" fo:padding="0.051cm" fo:border="0.002cm solid #000000" style:shadow="none" fo:keep-with-next="always">
        <style:background-image/>
      </style:paragraph-properties>
      <style:text-properties style:font-name="DejaVu Sans" fo:font-size="10.5pt" fo:font-weight="150"/>
    </style:style>
    <style:style style:name="CodeTitle" style:family="paragraph" style:parent-style-name="Code" style:next-style-name="Code" style:master-page-name="">
      <style:paragraph-properties fo:margin-top="0.199cm" fo:margin-bottom="0cm" style:page-number="auto"/>
      <style:text-properties fo:font-size="10.5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7ff" fo:font-size="10.5pt" style:text-underline-style="long-dash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6b4794" fo:font-size="10.5pt" style:text-underline-style="long-dash" style:text-underline-width="auto" style:text-underline-color="font-color"/>
    </style:style>
    <style:style style:name="Index_20_Link" style:display-name="Index Link" style:family="text"/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>
      <text:outline-level-style text:level="1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suffix=". " style:num-format="1" text:display-levels="4">
        <style:list-level-properties text:min-label-distance="0.381cm"/>
      </text:outline-level-style>
      <text:outline-level-style text:level="5" style:num-suffix=". " style:num-format="1" text:display-levels="5">
        <style:list-level-properties text:min-label-distance="0.381cm"/>
      </text:outline-level-style>
      <text:outline-level-style text:level="6" style:num-suffix=". " style:num-format="1" text:display-levels="6">
        <style:list-level-properties text:min-label-distance="0.381cm"/>
      </text:outline-level-style>
      <text:outline-level-style text:level="7" style:num-suffix=". " style:num-format="1" text:display-levels="7">
        <style:list-level-properties text:min-label-distance="0.381cm"/>
      </text:outline-level-style>
      <text:outline-level-style text:level="8" style:num-suffix=". " style:num-format="1" text:display-levels="8">
        <style:list-level-properties text:min-label-distance="0.381cm"/>
      </text:outline-level-style>
      <text:outline-level-style text:level="9" style:num-suffix=". " style:num-format="1" text:display-levels="9">
        <style:list-level-properties text:min-label-distance="0.381cm"/>
      </text:outline-level-style>
      <text:outline-level-style text:level="10" style:num-suffix=".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GB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1.001cm" fo:page-height="29.7cm" style:num-format="A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Header"><text:tab/><text:subject>Optimisation de la gestion de portefeuille</text:subject> - <text:title>Document organique</text:title></text:p>
      </style:header>
      <style:footer>
        <text:p text:style-name="Footer"><text:page-number text:select-page="current" text:page-adjust="2">5</text:page-number>/<text:page-count>5</text:page-count></text:p>
      </style:footer>
    </style:master-page>
    <style:master-page style:name="First_20_Page" style:display-name="First Page" style:page-layout-name="pm2" style:next-style-name="Standard"/>
    <style:master-page style:name="Index" style:page-layout-name="pm3">
      <style:header>
        <text:p text:style-name="Header"><text:tab/><text:subject>Optimisation de la gestion de portefeuille</text:subject> - <text:title>Document organique</text:title></text:p>
      </style:header>
      <style:footer>
        <text:p text:style-name="Footer"><text:page-number text:select-page="current">3</text:page-number></text:p>
      </style:footer>
    </style:master-page>
    <style:master-page style:name="HTML" style:page-layout-name="pm4"/>
    <style:master-page style:name="Endnote" style:page-layout-name="pm5"/>
    <style:master-page style:name="Alphabetical_20_index" style:display-name="Alphabetical index" style:page-layout-name="pm6" style:next-style-name="Standard">
      <style:header>
        <text:p text:style-name="P1"><text:subject>Optimisation de la gestion de portefeuille</text:subject> - <text:title>Document organique</text:title></text:p>
      </style:header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Document organique</dc:title>
    <dc:subject>Optimisation de la gestion de portefeuille</dc:subject>
    <meta:initial-creator>Mathieu Fortin</meta:initial-creator>
    <meta:creation-date>2007-11-07T09:26:48</meta:creation-date>
    <dc:creator>Pierre Ruyssen</dc:creator>
    <dc:date>2007-11-19T13:50:21</dc:date>
    <meta:keyword>optimisation</meta:keyword>
    <meta:keyword>programme quadratique</meta:keyword>
    <meta:keyword>linéarisation</meta:keyword>
    <meta:keyword>lagrange</meta:keyword>
    <meta:keyword>stochastique</meta:keyword>
    <meta:editing-cycles>132</meta:editing-cycles>
    <meta:editing-duration>P1DT1H1M33S</meta:editing-duration>
    <meta:template xlink:type="simple" xlink:actuate="onRequest" xlink:href="/.openoffice.org2/user/template/Course.ott" xlink:title="Course" meta:date="2007-11-07T09:26:47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7" meta:word-count="27" meta:character-count="215"/>
  </office:meta>
</office:document-meta>
</file>